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Fine_20_Dotted" svg:stroke-color="#000000" draw:fill="none" draw:textarea-horizontal-align="justify" draw:textarea-vertical-align="middle" draw:auto-grow-height="false" fo:min-height="27.45cm" fo:min-width="39.5cm"/>
    </style:style>
    <style:style style:name="gr2" style:family="graphic" style:parent-style-name="standard">
      <style:graphic-properties draw:stroke="solid" svg:stroke-color="#000000" draw:fill="none" draw:fill-color="#ffffff" fo:min-height="0.556cm"/>
    </style:style>
    <style:style style:name="gr3" style:family="graphic" style:parent-style-name="standard">
      <style:graphic-properties draw:stroke="none" draw:fill="none" draw:fill-color="#ffffff" draw:auto-grow-width="true" fo:min-height="0.935cm" fo:min-width="6.833cm"/>
    </style:style>
    <style:style style:name="gr4" style:family="graphic" style:parent-style-name="standard">
      <style:graphic-properties draw:stroke="none" draw:fill="none" draw:textarea-vertical-align="middle" fo:min-height="4.74cm" fo:padding-top="0cm" fo:padding-bottom="0cm" fo:padding-left="0cm" fo:padding-right="0cm"/>
    </style:style>
    <style:style style:name="gr5" style:family="graphic" style:parent-style-name="standard">
      <style:graphic-properties draw:stroke="solid" svg:stroke-width="0.25cm" svg:stroke-color="#000000" draw:marker-start-width="0.498cm" draw:marker-end-width="0.498cm" svg:stroke-opacity="100%" draw:stroke-linejoin="miter" draw:fill="none" fo:padding-top="0.249cm" fo:padding-bottom="0.249cm" fo:padding-left="0.374cm" fo:padding-right="0.374cm"/>
    </style:style>
    <style:style style:name="gr6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.104cm" fo:min-width="0cm"/>
    </style:style>
    <style:style style:name="gr7" style:family="graphic" style:parent-style-name="standard">
      <style:graphic-properties svg:stroke-color="#000000" draw:fill-color="#000000" draw:textarea-horizontal-align="justify" draw:textarea-vertical-align="middle" draw:auto-grow-height="false" fo:min-height="0.104cm" fo:min-width="0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.3cm"/>
    </style:style>
    <style:style style:name="gr10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2cm"/>
    </style:style>
    <style:style style:name="gr11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2.8cm"/>
    </style:style>
    <style:style style:name="gr12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.6cm"/>
    </style:style>
    <style:style style:name="gr13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.9cm"/>
    </style:style>
    <style:style style:name="gr14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2.8cm"/>
    </style:style>
    <style:style style:name="gr15" style:family="graphic" style:parent-style-name="objectwithoutfill">
      <style:graphic-properties draw:marker-end="Arrow" draw:marker-end-width="0.3cm" draw:fill="none" draw:textarea-vertical-align="middle"/>
    </style:style>
    <style:style style:name="gr16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1.3cm"/>
    </style:style>
    <style:style style:name="gr17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cm"/>
    </style:style>
    <style:style style:name="gr18" style:family="graphic" style:parent-style-name="objectwithoutfill">
      <style:graphic-properties draw:stroke="dash" draw:stroke-dash="Ultrafine_20_Dashed" svg:stroke-width="0cm" draw:marker-start-width="0.215cm" draw:marker-end="Arrow" draw:marker-end-width="0.315cm" draw:fill="none" draw:textarea-vertical-align="middle" fo:padding-top="0.125cm" fo:padding-bottom="0.125cm" fo:padding-left="0.25cm" fo:padding-right="0.25cm"/>
    </style:style>
    <style:style style:name="P1" style:family="paragraph">
      <style:paragraph-properties fo:text-align="start"/>
    </style:style>
    <style:style style:name="P2" style:family="paragraph">
      <loext:graphic-properties draw:fill="none"/>
      <style:paragraph-properties fo:text-align="start"/>
      <style:text-properties fo:font-size="36pt" style:font-size-asian="36pt" style:font-size-complex="36pt"/>
    </style:style>
    <style:style style:name="P3" style:family="paragraph">
      <loext:graphic-properties draw:fill="none" draw:fill-color="#ffffff"/>
      <style:paragraph-properties fo:text-align="start"/>
      <style:text-properties fo:font-size="12pt" style:font-size-asian="12pt" style:font-size-complex="12pt"/>
    </style:style>
    <style:style style:name="P4" style:family="paragraph">
      <loext:graphic-properties draw:fill="none" draw:fill-color="#ffffff"/>
      <style:text-properties fo:font-size="18pt"/>
    </style:style>
    <style:style style:name="P5" style:family="paragraph">
      <style:paragraph-properties fo:margin-left="0cm" fo:margin-right="0cm" fo:margin-top="0cm" fo:margin-bottom="0cm" fo:line-height="120%" fo:text-align="center" fo:text-indent="0cm"/>
    </style:style>
    <style:style style:name="P6" style:family="paragraph">
      <loext:graphic-properties draw:fill="none"/>
      <style:paragraph-properties fo:margin-left="0cm" fo:margin-right="0cm" fo:margin-top="0cm" fo:margin-bottom="0cm" fo:line-height="120%" fo:text-align="center" fo:text-indent="0cm"/>
      <style:text-properties fo:font-size="40pt" style:font-size-asian="40pt" style:font-size-complex="40pt"/>
    </style:style>
    <style:style style:name="P7" style:family="paragraph">
      <loext:graphic-properties draw:fill="none"/>
    </style:style>
    <style:style style:name="P8" style:family="paragraph">
      <loext:graphic-properties draw:fill="solid" draw:fill-color="#000000"/>
      <style:paragraph-properties fo:text-align="center"/>
    </style:style>
    <style:style style:name="P9" style:family="paragraph">
      <loext:graphic-properties draw:fill-color="#000000"/>
      <style:paragraph-properties fo:text-align="center"/>
    </style:style>
    <style:style style:name="P10" style:family="paragraph">
      <loext:graphic-properties draw:fill="none"/>
      <style:paragraph-properties fo:text-align="center"/>
    </style:style>
    <style:style style:name="P11" style:family="paragraph">
      <style:paragraph-properties fo:text-align="center"/>
    </style:style>
    <style:style style:name="P12" style:family="paragraph">
      <loext:graphic-properties draw:fill="none"/>
      <style:paragraph-properties fo:text-align="center"/>
      <style:text-properties fo:font-size="6pt" style:font-size-asian="6pt" style:font-size-complex="6pt"/>
    </style:style>
    <style:style style:name="P13" style:family="paragraph">
      <style:paragraph-properties fo:text-align="center"/>
      <style:text-properties fo:font-size="5pt" style:font-size-asian="5pt" style:font-size-complex="5pt"/>
    </style:style>
    <style:style style:name="P14" style:family="paragraph">
      <loext:graphic-properties draw:fill="none"/>
      <style:paragraph-properties fo:text-align="center"/>
      <style:text-properties fo:font-size="5pt" style:font-size-asian="5pt" style:font-size-complex="5pt"/>
    </style:style>
    <style:style style:name="P15" style:family="paragraph">
      <style:paragraph-properties fo:text-align="center"/>
      <style:text-properties fo:font-size="6pt" style:font-size-asian="6pt" style:font-size-complex="6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8pt"/>
    </style:style>
    <style:style style:name="T4" style:family="text">
      <style:text-properties fo:font-size="40pt" style:font-size-asian="40pt" style:font-size-complex="40pt"/>
    </style:style>
    <style:style style:name="T5" style:family="text">
      <style:text-properties fo:font-size="6pt" style:font-size-asian="6pt" style:font-size-complex="6pt"/>
    </style:style>
    <style:style style:name="T6" style:family="text">
      <style:text-properties fo:font-size="5pt" style:font-size-asian="5pt" style:font-size-complex="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40cm" svg:height="27.7cm" svg:x="1cm" svg:y="1cm">
          <text:p text:style-name="P1"><text:span text:style-name="T1">Layer 0 </text:span></text:p>
          <text:p text:style-name="P1"><text:span text:style-name="T1">Interface</text:span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8.1cm" svg:height="0.806cm" svg:x="1.9cm" svg:y="2.294cm">
          <draw:text-box>
            <text:p text:style-name="P1"><text:span text:style-name="T2">Test of link from error function</text:span></text:p>
          </draw:text-box>
        </draw:frame>
        <draw:frame draw:style-name="gr3" draw:text-style-name="P4" draw:layer="layout" svg:width="7.333cm" svg:height="1.185cm" svg:x="31.4cm" svg:y="2.015cm">
          <draw:text-box>
            <text:p><text:span text:style-name="T3"><text:file-name text:display="name">005-005-XPVAControl</text:file-name></text:span></text:p>
          </draw:text-box>
        </draw:frame>
        <draw:g xml:id="id7" draw:id="id7">
          <draw:glue-point draw:id="4" svg:x="4.808cm" svg:y="4.757cm"/>
          <draw:glue-point draw:id="5" svg:x="0.046cm" svg:y="-4.639cm"/>
          <draw:glue-point draw:id="6" svg:x="-4.809cm" svg:y="4.759cm"/>
          <draw:frame draw:style-name="gr4" draw:text-style-name="P6" draw:layer="layout" svg:width="5.549cm" svg:height="4.74cm" svg:x="24.617cm" svg:y="16.802cm">
            <draw:text-box>
              <text:p text:style-name="P5"><text:span text:style-name="T4">LaserX</text:span></text:p>
              <text:p text:style-name="P5"><text:span text:style-name="T4">Accel</text:span></text:p>
            </draw:text-box>
          </draw:frame>
          <draw:polygon draw:style-name="gr5" draw:text-style-name="P7" draw:layer="layout" svg:width="9.721cm" svg:height="7.479cm" svg:x="22.289cm" svg:y="14.1cm" svg:viewBox="0 0 9722 7480" draw:points="0,7480 9722,7480 4858,0">
            <text:p/>
          </draw:polygon>
          <draw:custom-shape draw:style-name="gr6" draw:text-style-name="P8" draw:layer="layout" svg:width="0.486cm" svg:height="0.5cm" svg:x="21.9cm" svg:y="21.4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9" draw:layer="layout" svg:width="0.486cm" svg:height="0.5cm" svg:x="31.914cm" svg:y="21.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9" draw:layer="layout" svg:width="0.486cm" svg:height="0.5cm" svg:x="26.907cm" svg:y="13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8" draw:text-style-name="P10" draw:layer="layout" draw:type="line" svg:x1="17.05cm" svg:y1="25.998cm" svg:x2="20.773cm" svg:y2="23.427cm" draw:start-shape="id1" draw:start-glue-point="0" draw:end-shape="id2" draw:end-glue-point="7" svg:d="M17050 25998l3723-2571" svg:viewBox="0 0 3724 2572">
          <text:p/>
        </draw:connector>
        <draw:g xml:id="id3" draw:id="id3">
          <draw:g>
            <draw:custom-shape draw:style-name="gr9" draw:text-style-name="P12" draw:layer="ConfigLayout" svg:width="0.8cm" svg:height="0.3cm" svg:x="1.501cm" svg:y="25.5cm">
              <text:p text:style-name="P11"><text:span text:style-name="T5">Type</text:span></text:p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ConfigLayout" svg:width="2.5cm" svg:height="0.3cm" svg:x="2.301cm" svg:y="25.498cm">
              <text:p text:style-name="P11"><text:span text:style-name="T5">Paus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1" draw:text-style-name="P12" draw:layer="ConfigLayout" svg:width="3.3cm" svg:height="0.3cm" svg:x="1.501cm" svg:y="25.8cm">
              <text:p text:style-name="P11"><text:span text:style-name="T5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2" draw:text-style-name="P12" draw:layer="ConfigLayout" svg:width="1.1cm" svg:height="0.3cm" svg:x="3.701cm" svg:y="26.4cm">
                <text:p text:style-name="P11"><text:span text:style-name="T5">Boolean</text:span></text:p>
                <draw:enhanced-geometry svg:viewBox="0 0 21600 21600" draw:type="rectangle" draw:enhanced-path="M 0 0 L 21600 0 21600 21600 0 21600 0 0 Z N"/>
              </draw:custom-shape>
              <draw:custom-shape draw:style-name="gr13" draw:text-style-name="P12" draw:layer="ConfigLayout" svg:width="1.4cm" svg:height="0.3cm" svg:x="1.501cm" svg:y="26.4cm">
                <text:p text:style-name="P11"><text:span text:style-name="T5">ConstantRate</text:span></text:p>
                <draw:enhanced-geometry svg:viewBox="0 0 21600 21600" draw:type="rectangle" draw:enhanced-path="M 0 0 L 21600 0 21600 21600 0 21600 0 0 Z N"/>
              </draw:custom-shape>
              <draw:custom-shape draw:style-name="gr9" draw:text-style-name="P12" draw:layer="ConfigLayout" svg:width="0.8cm" svg:height="0.3cm" svg:x="2.901cm" svg:y="26.4cm">
                <text:p text:style-name="P11"><text:span text:style-name="T5">tru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2" draw:text-style-name="P12" draw:layer="ConfigLayout" svg:width="1.1cm" svg:height="0.3cm" svg:x="3.701cm" svg:y="26.1cm">
                <text:p text:style-name="P11"><text:span text:style-name="T5">Double</text:span></text:p>
                <draw:enhanced-geometry svg:viewBox="0 0 21600 21600" draw:type="rectangle" draw:enhanced-path="M 0 0 L 21600 0 21600 21600 0 21600 0 0 Z N"/>
              </draw:custom-shape>
              <draw:custom-shape draw:style-name="gr13" draw:text-style-name="P12" draw:layer="ConfigLayout" svg:width="1.4cm" svg:height="0.3cm" svg:x="1.501cm" svg:y="26.1cm">
                <text:p text:style-name="P11"><text:span text:style-name="T5">Pause</text:span></text:p>
                <draw:enhanced-geometry svg:viewBox="0 0 21600 21600" draw:type="rectangle" draw:enhanced-path="M 0 0 L 21600 0 21600 21600 0 21600 0 0 Z N"/>
              </draw:custom-shape>
              <draw:custom-shape draw:style-name="gr9" draw:text-style-name="P12" draw:layer="ConfigLayout" svg:width="0.8cm" svg:height="0.3cm" svg:x="2.901cm" svg:y="26.1cm">
                <text:p text:style-name="P11"><text:span text:style-name="T5">50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8" draw:text-style-name="P10" draw:layer="ConfigLayout" draw:type="line" svg:x1="3.151cm" svg:y1="25.498cm" svg:x2="4.502cm" svg:y2="23.999cm" draw:start-shape="id3" draw:start-glue-point="0" svg:d="M3151 25498l1351-1499" svg:viewBox="0 0 1352 1500">
          <text:p/>
        </draw:connector>
        <draw:g>
          <draw:glue-point draw:id="4" svg:x="4.808cm" svg:y="4.757cm"/>
          <draw:glue-point draw:id="5" svg:x="0.046cm" svg:y="-4.639cm"/>
          <draw:glue-point draw:id="6" svg:x="-4.809cm" svg:y="4.759cm"/>
          <draw:frame draw:style-name="gr4" draw:text-style-name="P6" draw:layer="layout" svg:width="5.549cm" svg:height="4.74cm" svg:x="7.019cm" svg:y="19.103cm">
            <draw:text-box>
              <text:p text:style-name="P5"><text:span text:style-name="T4">Env</text:span></text:p>
            </draw:text-box>
          </draw:frame>
          <draw:polygon draw:style-name="gr5" draw:text-style-name="P7" draw:layer="layout" svg:width="9.721cm" svg:height="7.479cm" svg:x="4.691cm" svg:y="16.401cm" svg:viewBox="0 0 9722 7480" draw:points="0,7480 9722,7480 4858,0">
            <text:p/>
          </draw:polygon>
          <draw:custom-shape draw:style-name="gr6" draw:text-style-name="P8" draw:layer="layout" svg:width="0.486cm" svg:height="0.5cm" svg:x="4.302cm" svg:y="23.701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9" draw:layer="layout" svg:width="0.486cm" svg:height="0.5cm" svg:x="14.316cm" svg:y="23.7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9" draw:layer="layout" svg:width="0.486cm" svg:height="0.5cm" svg:x="9.309cm" svg:y="15.9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6" draw:id="id6">
          <draw:g>
            <draw:custom-shape draw:style-name="gr9" draw:text-style-name="P12" draw:layer="ConfigLayout" svg:width="0.8cm" svg:height="0.3cm" svg:x="17cm" svg:y="20.802cm">
              <text:p text:style-name="P11"><text:span text:style-name="T5">Type</text:span></text:p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ConfigLayout" svg:width="2.5cm" svg:height="0.3cm" svg:x="17.8cm" svg:y="20.8cm">
              <text:p text:style-name="P11"><text:span text:style-name="T5">Change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14" draw:text-style-name="P12" draw:layer="ConfigLayout" svg:width="3.3cm" svg:height="0.3cm" svg:x="17cm" svg:y="20.8cm">
            <text:p/>
            <draw:enhanced-geometry svg:viewBox="0 0 21600 21600" draw:type="rectangle" draw:enhanced-path="M 0 0 L 21600 0 21600 21600 0 21600 0 0 Z N"/>
          </draw:custom-shape>
        </draw:g>
        <draw:custom-shape draw:style-name="gr7" draw:text-style-name="P9" xml:id="id2" draw:id="id2" draw:layer="layout" svg:width="0.5cm" svg:height="0.5cm" svg:x="20.7cm" svg:y="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xml:id="id5" draw:id="id5" draw:layer="layout" svg:width="0.5cm" svg:height="0.5cm" svg:x="20.1cm" svg:y="25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xml:id="id8" draw:id="id8" draw:layer="layout" svg:width="0.5cm" svg:height="0.5cm" svg:x="22.2cm" svg:y="24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0" draw:layer="layout" draw:type="line" svg:x1="21.05cm" svg:y1="27.2cm" svg:x2="20.35cm" svg:y2="25.8cm" draw:start-shape="id4" draw:start-glue-point="0" draw:end-shape="id5" draw:end-glue-point="8" svg:d="M21050 27200l-700-1400" svg:viewBox="0 0 701 1401">
          <text:p/>
        </draw:connector>
        <draw:connector draw:style-name="gr8" draw:text-style-name="P10" draw:layer="layout" draw:type="line" svg:x1="18.65cm" svg:y1="21.102cm" svg:x2="22.101cm" svg:y2="21.699cm" draw:start-shape="id6" draw:start-glue-point="2" draw:end-shape="id7" draw:end-glue-point="6" svg:d="M18650 21102l3451 597" svg:viewBox="0 0 3452 598">
          <text:p/>
        </draw:connector>
        <draw:connector draw:style-name="gr8" draw:text-style-name="P10" draw:layer="layout" draw:type="line" svg:x1="21.127cm" svg:y1="23.073cm" svg:x2="22.101cm" svg:y2="21.699cm" draw:start-shape="id2" draw:start-glue-point="11" draw:end-shape="id7" draw:end-glue-point="6" svg:d="M21127 23073l974-1374" svg:viewBox="0 0 975 1375">
          <text:p/>
        </draw:connector>
        <draw:g xml:id="id9" draw:id="id9">
          <draw:g>
            <draw:custom-shape draw:style-name="gr9" draw:text-style-name="P12" draw:layer="ConfigLayout" svg:width="0.8cm" svg:height="0.3cm" svg:x="23.2cm" svg:y="26cm">
              <text:p text:style-name="P11"><text:span text:style-name="T5">Name</text:span></text:p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ConfigLayout" svg:width="2.5cm" svg:height="0.3cm" svg:x="24cm" svg:y="25.998cm">
              <text:p text:style-name="P11"><text:span text:style-name="T5">Rese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9" draw:text-style-name="P12" draw:layer="ConfigLayout" svg:width="0.8cm" svg:height="0.3cm" svg:x="23.2cm" svg:y="26.3cm">
              <text:p text:style-name="P11"><text:span text:style-name="T5">Type</text:span></text:p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ConfigLayout" svg:width="2.5cm" svg:height="0.3cm" svg:x="24cm" svg:y="26.298cm">
              <text:p text:style-name="P11"><text:span text:style-name="T5">BinaryPuls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1" draw:text-style-name="P12" draw:layer="ConfigLayout" svg:width="3.3cm" svg:height="0.3cm" svg:x="23.2cm" svg:y="26.6cm">
              <text:p text:style-name="P11"><text:span text:style-name="T5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2" draw:text-style-name="P12" draw:layer="ConfigLayout" svg:width="1.1cm" svg:height="0.3cm" svg:x="25.4cm" svg:y="26.9cm">
                <text:p text:style-name="P11"><text:span text:style-name="T5">Double</text:span></text:p>
                <draw:enhanced-geometry svg:viewBox="0 0 21600 21600" draw:type="rectangle" draw:enhanced-path="M 0 0 L 21600 0 21600 21600 0 21600 0 0 Z N"/>
              </draw:custom-shape>
              <draw:custom-shape draw:style-name="gr12" draw:text-style-name="P12" draw:layer="ConfigLayout" svg:width="1.1cm" svg:height="0.3cm" svg:x="23.2cm" svg:y="26.9cm">
                <text:p text:style-name="P11"><text:span text:style-name="T5">Pulse</text:span></text:p>
                <draw:enhanced-geometry svg:viewBox="0 0 21600 21600" draw:type="rectangle" draw:enhanced-path="M 0 0 L 21600 0 21600 21600 0 21600 0 0 Z N"/>
              </draw:custom-shape>
              <draw:custom-shape draw:style-name="gr12" draw:text-style-name="P12" draw:layer="ConfigLayout" svg:width="1.1cm" svg:height="0.3cm" svg:x="24.3cm" svg:y="26.9cm">
                <text:p text:style-name="P11"><text:span text:style-name="T5">0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 xml:id="id4" draw:id="id4">
          <draw:g>
            <draw:custom-shape draw:style-name="gr9" draw:text-style-name="P12" draw:layer="ConfigLayout" svg:width="0.8cm" svg:height="0.3cm" svg:x="19.4cm" svg:y="27.202cm">
              <text:p text:style-name="P11"><text:span text:style-name="T5">Name</text:span></text:p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ConfigLayout" svg:width="2.5cm" svg:height="0.3cm" svg:x="20.2cm" svg:y="27.2cm">
              <text:p text:style-name="P11"><text:span text:style-name="T5">Level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9" draw:text-style-name="P12" draw:layer="ConfigLayout" svg:width="0.8cm" svg:height="0.3cm" svg:x="19.4cm" svg:y="27.502cm">
              <text:p text:style-name="P11"><text:span text:style-name="T5">Type</text:span></text:p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ConfigLayout" svg:width="2.5cm" svg:height="0.3cm" svg:x="20.2cm" svg:y="27.5cm">
              <text:p text:style-name="P11"><text:span text:style-name="T5">Constan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1" draw:text-style-name="P12" draw:layer="ConfigLayout" svg:width="3.3cm" svg:height="0.3cm" svg:x="19.4cm" svg:y="27.802cm">
              <text:p text:style-name="P11"><text:span text:style-name="T5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2" draw:text-style-name="P12" draw:layer="ConfigLayout" svg:width="1.1cm" svg:height="0.3cm" svg:x="21.6cm" svg:y="28.102cm">
                <text:p text:style-name="P11"><text:span text:style-name="T5">Double</text:span></text:p>
                <draw:enhanced-geometry svg:viewBox="0 0 21600 21600" draw:type="rectangle" draw:enhanced-path="M 0 0 L 21600 0 21600 21600 0 21600 0 0 Z N"/>
              </draw:custom-shape>
              <draw:custom-shape draw:style-name="gr12" draw:text-style-name="P12" draw:layer="ConfigLayout" svg:width="1.1cm" svg:height="0.3cm" svg:x="19.4cm" svg:y="28.102cm">
                <text:p text:style-name="P11"><text:span text:style-name="T5">Constant</text:span></text:p>
                <draw:enhanced-geometry svg:viewBox="0 0 21600 21600" draw:type="rectangle" draw:enhanced-path="M 0 0 L 21600 0 21600 21600 0 21600 0 0 Z N"/>
              </draw:custom-shape>
              <draw:custom-shape draw:style-name="gr12" draw:text-style-name="P12" draw:layer="ConfigLayout" svg:width="1.1cm" svg:height="0.3cm" svg:x="20.5cm" svg:y="28.102cm">
                <text:p text:style-name="P11"><text:span text:style-name="T5">13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5" draw:text-style-name="P12" draw:layer="ConfigLayout" draw:type="line" svg:x1="20.35cm" svg:y1="25.3cm" svg:x2="20.95cm" svg:y2="23.5cm" draw:start-shape="id5" draw:start-glue-point="4" draw:end-shape="id2" draw:end-glue-point="8" svg:d="M20350 25300l600-1800" svg:viewBox="0 0 601 1801">
          <text:p text:style-name="P11"><text:span text:style-name="T5">QMLevel</text:span></text:p>
        </draw:connector>
        <draw:connector draw:style-name="gr15" draw:text-style-name="P12" draw:layer="ConfigLayout" draw:type="line" svg:x1="22.273cm" svg:y1="24.973cm" svg:x2="21.127cm" svg:y2="23.427cm" draw:start-shape="id8" draw:start-glue-point="5" draw:end-shape="id2" draw:end-glue-point="9" svg:d="M22273 24973l-1146-1546" svg:viewBox="0 0 1147 1547">
          <text:p text:style-name="P11"><text:span text:style-name="T5">QMReset</text:span></text:p>
        </draw:connector>
        <draw:connector draw:style-name="gr8" draw:text-style-name="P10" draw:layer="ConfigLayout" draw:type="line" svg:x1="23.2cm" svg:y1="26.599cm" svg:x2="22.45cm" svg:y2="25.4cm" draw:start-shape="id9" draw:start-glue-point="3" draw:end-shape="id8" draw:end-glue-point="8" svg:d="M23200 26599l-750-1199" svg:viewBox="0 0 751 1200">
          <text:p/>
        </draw:connector>
        <draw:g xml:id="id1" draw:id="id1">
          <draw:g>
            <draw:custom-shape draw:style-name="gr9" draw:text-style-name="P12" draw:layer="ConfigLayout" svg:width="0.8cm" svg:height="0.3cm" svg:x="15.4cm" svg:y="26cm">
              <text:p text:style-name="P11"><text:span text:style-name="T5">Name</text:span></text:p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ConfigLayout" svg:width="2.5cm" svg:height="0.3cm" svg:x="16.2cm" svg:y="25.998cm">
              <text:p text:style-name="P11"><text:span text:style-name="T5">SimTim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9" draw:text-style-name="P12" draw:layer="ConfigLayout" svg:width="0.8cm" svg:height="0.3cm" svg:x="15.4cm" svg:y="26.3cm">
              <text:p text:style-name="P11"><text:span text:style-name="T5">Type</text:span></text:p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ConfigLayout" svg:width="2.5cm" svg:height="0.3cm" svg:x="16.2cm" svg:y="26.298cm">
              <text:p text:style-name="P11"><text:span text:style-name="T5">QMSenso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1" draw:text-style-name="P12" draw:layer="ConfigLayout" svg:width="3.3cm" svg:height="0.3cm" svg:x="15.4cm" svg:y="26.6cm">
              <text:p text:style-name="P11"><text:span text:style-name="T5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2" draw:text-style-name="P12" draw:layer="ConfigLayout" svg:width="1.1cm" svg:height="0.3cm" svg:x="17.6cm" svg:y="26.9cm">
                <text:p text:style-name="P11"><text:span text:style-name="T5">Double</text:span></text:p>
                <draw:enhanced-geometry svg:viewBox="0 0 21600 21600" draw:type="rectangle" draw:enhanced-path="M 0 0 L 21600 0 21600 21600 0 21600 0 0 Z N"/>
              </draw:custom-shape>
              <draw:custom-shape draw:style-name="gr16" draw:text-style-name="P12" draw:layer="ConfigLayout" svg:width="1.8cm" svg:height="0.3cm" svg:x="15.4cm" svg:y="26.9cm">
                <text:p text:style-name="P11"><text:span text:style-name="T5">TargetPercentage</text:span></text:p>
                <draw:enhanced-geometry svg:viewBox="0 0 21600 21600" draw:type="rectangle" draw:enhanced-path="M 0 0 L 21600 0 21600 21600 0 21600 0 0 Z N"/>
              </draw:custom-shape>
              <draw:custom-shape draw:style-name="gr17" draw:text-style-name="P12" draw:layer="ConfigLayout" svg:width="0.4cm" svg:height="0.3cm" svg:x="17.2cm" svg:y="26.9cm">
                <text:p text:style-name="P11"><text:span text:style-name="T5">1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2" draw:text-style-name="P12" draw:layer="ConfigLayout" svg:width="1.1cm" svg:height="0.3cm" svg:x="17.6cm" svg:y="27.2cm">
                <text:p text:style-name="P11"><text:span text:style-name="T5">Double</text:span></text:p>
                <draw:enhanced-geometry svg:viewBox="0 0 21600 21600" draw:type="rectangle" draw:enhanced-path="M 0 0 L 21600 0 21600 21600 0 21600 0 0 Z N"/>
              </draw:custom-shape>
              <draw:custom-shape draw:style-name="gr12" draw:text-style-name="P12" draw:layer="ConfigLayout" svg:width="1.1cm" svg:height="0.3cm" svg:x="15.4cm" svg:y="27.2cm">
                <text:p text:style-name="P11"><text:span text:style-name="T5">TimeLimit</text:span></text:p>
                <draw:enhanced-geometry svg:viewBox="0 0 21600 21600" draw:type="rectangle" draw:enhanced-path="M 0 0 L 21600 0 21600 21600 0 21600 0 0 Z N"/>
              </draw:custom-shape>
              <draw:custom-shape draw:style-name="gr12" draw:text-style-name="P12" draw:layer="ConfigLayout" svg:width="1.1cm" svg:height="0.3cm" svg:x="16.5cm" svg:y="27.2cm">
                <text:p text:style-name="P11"><text:span text:style-name="T5">0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 xml:id="id10" draw:id="id10">
          <draw:g>
            <draw:custom-shape draw:style-name="gr9" draw:text-style-name="P12" draw:layer="ConfigLayout" svg:width="0.8cm" svg:height="0.3cm" svg:x="21.8cm" svg:y="12.5cm">
              <text:p text:style-name="P11"><text:span text:style-name="T5">Type</text:span></text:p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ConfigLayout" svg:width="2.5cm" svg:height="0.3cm" svg:x="22.6cm" svg:y="12.498cm">
              <text:p text:style-name="P11"><text:span text:style-name="T5">Constan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1" draw:text-style-name="P12" draw:layer="ConfigLayout" svg:width="3.3cm" svg:height="0.3cm" svg:x="21.8cm" svg:y="12.8cm">
              <text:p text:style-name="P11"><text:span text:style-name="T5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2" draw:text-style-name="P12" draw:layer="ConfigLayout" svg:width="1.1cm" svg:height="0.3cm" svg:x="24cm" svg:y="13.1cm">
                <text:p text:style-name="P11"><text:span text:style-name="T5">Double</text:span></text:p>
                <draw:enhanced-geometry svg:viewBox="0 0 21600 21600" draw:type="rectangle" draw:enhanced-path="M 0 0 L 21600 0 21600 21600 0 21600 0 0 Z N"/>
              </draw:custom-shape>
              <draw:custom-shape draw:style-name="gr12" draw:text-style-name="P12" draw:layer="ConfigLayout" svg:width="1.1cm" svg:height="0.3cm" svg:x="21.8cm" svg:y="13.1cm">
                <text:p text:style-name="P11"><text:span text:style-name="T5">Constant</text:span></text:p>
                <draw:enhanced-geometry svg:viewBox="0 0 21600 21600" draw:type="rectangle" draw:enhanced-path="M 0 0 L 21600 0 21600 21600 0 21600 0 0 Z N"/>
              </draw:custom-shape>
              <draw:custom-shape draw:style-name="gr12" draw:text-style-name="P12" draw:layer="ConfigLayout" svg:width="1.1cm" svg:height="0.3cm" svg:x="22.9cm" svg:y="13.1cm">
                <text:p text:style-name="P11"><text:span text:style-name="T5">0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8" draw:text-style-name="P10" draw:layer="ConfigLayout" draw:type="line" svg:x1="25.1cm" svg:y1="12.949cm" svg:x2="27.15cm" svg:y2="13.6cm" draw:start-shape="id10" draw:start-glue-point="1" draw:end-shape="id7" svg:d="M25100 12949l2050 651" svg:viewBox="0 0 2051 652">
          <text:p/>
        </draw:connector>
        <draw:g xml:id="id11" draw:id="id11">
          <draw:g>
            <draw:custom-shape draw:style-name="gr9" draw:text-style-name="P12" draw:layer="ConfigLayout" svg:width="0.8cm" svg:height="0.3cm" svg:x="33.7cm" svg:y="20.5cm">
              <text:p text:style-name="P11"><text:span text:style-name="T5">Type</text:span></text:p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ConfigLayout" svg:width="2.5cm" svg:height="0.3cm" svg:x="34.5cm" svg:y="20.498cm">
              <text:p text:style-name="P11"><text:span text:style-name="T5">Integration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1" draw:text-style-name="P12" draw:layer="ConfigLayout" svg:width="3.3cm" svg:height="0.3cm" svg:x="33.7cm" svg:y="20.8cm">
              <text:p text:style-name="P11"><text:span text:style-name="T5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2" draw:text-style-name="P12" draw:layer="ConfigLayout" svg:width="1.1cm" svg:height="0.3cm" svg:x="35.9cm" svg:y="21.4cm">
                <text:p text:style-name="P11"><text:span text:style-name="T5">Double</text:span></text:p>
                <draw:enhanced-geometry svg:viewBox="0 0 21600 21600" draw:type="rectangle" draw:enhanced-path="M 0 0 L 21600 0 21600 21600 0 21600 0 0 Z N"/>
              </draw:custom-shape>
              <draw:custom-shape draw:style-name="gr13" draw:text-style-name="P12" draw:layer="ConfigLayout" svg:width="1.4cm" svg:height="0.3cm" svg:x="33.7cm" svg:y="21.4cm">
                <text:p text:style-name="P11"><text:span text:style-name="T5">Slow</text:span></text:p>
                <draw:enhanced-geometry svg:viewBox="0 0 21600 21600" draw:type="rectangle" draw:enhanced-path="M 0 0 L 21600 0 21600 21600 0 21600 0 0 Z N"/>
              </draw:custom-shape>
              <draw:custom-shape draw:style-name="gr9" draw:text-style-name="P12" draw:layer="ConfigLayout" svg:width="0.8cm" svg:height="0.3cm" svg:x="35.1cm" svg:y="21.4cm">
                <text:p text:style-name="P11"><text:span text:style-name="T5">100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2" draw:text-style-name="P12" draw:layer="ConfigLayout" svg:width="1.1cm" svg:height="0.3cm" svg:x="35.9cm" svg:y="21.1cm">
                <text:p text:style-name="P11"><text:span text:style-name="T5">Double</text:span></text:p>
                <draw:enhanced-geometry svg:viewBox="0 0 21600 21600" draw:type="rectangle" draw:enhanced-path="M 0 0 L 21600 0 21600 21600 0 21600 0 0 Z N"/>
              </draw:custom-shape>
              <draw:custom-shape draw:style-name="gr13" draw:text-style-name="P12" draw:layer="ConfigLayout" svg:width="1.4cm" svg:height="0.3cm" svg:x="33.7cm" svg:y="21.1cm">
                <text:p text:style-name="P11"><text:span text:style-name="T5">Gain</text:span></text:p>
                <draw:enhanced-geometry svg:viewBox="0 0 21600 21600" draw:type="rectangle" draw:enhanced-path="M 0 0 L 21600 0 21600 21600 0 21600 0 0 Z N"/>
              </draw:custom-shape>
              <draw:custom-shape draw:style-name="gr9" draw:text-style-name="P12" draw:layer="ConfigLayout" svg:width="0.8cm" svg:height="0.3cm" svg:x="35.1cm" svg:y="21.1cm">
                <text:p text:style-name="P11"><text:span text:style-name="T5">100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8" draw:text-style-name="P10" draw:layer="ConfigLayout" draw:type="line" svg:x1="33.7cm" svg:y1="21.099cm" svg:x2="32.198cm" svg:y2="21.698cm" draw:start-shape="id11" draw:start-glue-point="3" draw:end-shape="id7" draw:end-glue-point="4" svg:d="M33700 21099l-1502 599" svg:viewBox="0 0 1503 600">
          <text:p/>
        </draw:connector>
        <draw:g xml:id="id16" draw:id="id16">
          <draw:g>
            <draw:custom-shape draw:style-name="gr9" draw:text-style-name="P12" draw:layer="ConfigLayout" svg:width="0.8cm" svg:height="0.3cm" svg:x="34.8cm" svg:y="22.602cm">
              <text:p text:style-name="P11"><text:span text:style-name="T5">Name</text:span></text:p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ConfigLayout" svg:width="2.5cm" svg:height="0.3cm" svg:x="35.6cm" svg:y="22.6cm">
              <text:p text:style-name="P11"><text:span text:style-name="T5">LaserOutputIntegrateY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9" draw:text-style-name="P12" draw:layer="ConfigLayout" svg:width="0.8cm" svg:height="0.3cm" svg:x="34.8cm" svg:y="22.902cm">
              <text:p text:style-name="P11"><text:span text:style-name="T5">Type</text:span></text:p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ConfigLayout" svg:width="2.5cm" svg:height="0.3cm" svg:x="35.6cm" svg:y="22.9cm">
              <text:p text:style-name="P11"><text:span text:style-name="T5">ProportionalIntegration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1" draw:text-style-name="P12" draw:layer="ConfigLayout" svg:width="3.3cm" svg:height="0.3cm" svg:x="34.8cm" svg:y="23.202cm">
              <text:p text:style-name="P11"><text:span text:style-name="T5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2" draw:text-style-name="P12" draw:layer="ConfigLayout" svg:width="1.1cm" svg:height="0.3cm" svg:x="37cm" svg:y="23.502cm">
                <text:p text:style-name="P11"><text:span text:style-name="T5">Double</text:span></text:p>
                <draw:enhanced-geometry svg:viewBox="0 0 21600 21600" draw:type="rectangle" draw:enhanced-path="M 0 0 L 21600 0 21600 21600 0 21600 0 0 Z N"/>
              </draw:custom-shape>
              <draw:custom-shape draw:style-name="gr12" draw:text-style-name="P12" draw:layer="ConfigLayout" svg:width="1.1cm" svg:height="0.3cm" svg:x="34.8cm" svg:y="23.502cm">
                <text:p text:style-name="P11"><text:span text:style-name="T5">Gain</text:span></text:p>
                <draw:enhanced-geometry svg:viewBox="0 0 21600 21600" draw:type="rectangle" draw:enhanced-path="M 0 0 L 21600 0 21600 21600 0 21600 0 0 Z N"/>
              </draw:custom-shape>
              <draw:custom-shape draw:style-name="gr12" draw:text-style-name="P12" draw:layer="ConfigLayout" svg:width="1.1cm" svg:height="0.3cm" svg:x="35.9cm" svg:y="23.502cm">
                <text:p text:style-name="P11"><text:span text:style-name="T5">1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ustom-shape draw:style-name="gr7" draw:text-style-name="P9" xml:id="id13" draw:id="id13" draw:layer="layout" svg:width="0.5cm" svg:height="0.5cm" svg:x="31.9cm" svg:y="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xml:id="id12" draw:id="id12" draw:layer="layout" svg:width="0.5cm" svg:height="0.5cm" svg:x="33.201cm" svg:y="23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xml:id="id15" draw:id="id15" draw:layer="layout" svg:width="0.5cm" svg:height="0.5cm" svg:x="32.002cm" svg:y="24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xml:id="id14" draw:id="id14" draw:layer="layout" svg:width="0.5cm" svg:height="0.5cm" svg:x="33.3cm" svg:y="2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0" draw:layer="layout" draw:type="line" svg:x1="32.198cm" svg:y1="21.698cm" svg:x2="33.274cm" svg:y2="23.074cm" draw:start-shape="id7" draw:start-glue-point="4" draw:end-shape="id12" draw:end-glue-point="5" svg:d="M32198 21698l1076 1376" svg:viewBox="0 0 1077 1377">
          <text:p/>
        </draw:connector>
        <draw:connector draw:style-name="gr8" draw:text-style-name="P10" draw:layer="layout" draw:type="line" svg:x1="32.198cm" svg:y1="21.698cm" svg:x2="32.15cm" svg:y2="23cm" draw:start-shape="id7" draw:start-glue-point="4" draw:end-shape="id13" draw:end-glue-point="4" svg:d="M32198 21698l-48 1302" svg:viewBox="0 0 49 1303">
          <text:p/>
        </draw:connector>
        <draw:connector draw:style-name="gr8" draw:text-style-name="P10" draw:layer="layout" draw:type="line" svg:x1="33.451cm" svg:y1="23.501cm" svg:x2="33.55cm" svg:y2="24.5cm" draw:start-shape="id12" draw:start-glue-point="8" draw:end-shape="id14" draw:end-glue-point="4" svg:d="M33451 23501l99 999" svg:viewBox="0 0 100 1000">
          <text:p/>
        </draw:connector>
        <draw:connector draw:style-name="gr8" draw:text-style-name="P10" draw:layer="layout" draw:type="line" svg:x1="32.15cm" svg:y1="23.5cm" svg:x2="32.252cm" svg:y2="24.502cm" draw:start-shape="id13" draw:start-glue-point="8" draw:end-shape="id15" draw:end-glue-point="4" svg:d="M32150 23500l102 1002" svg:viewBox="0 0 103 1003">
          <text:p/>
        </draw:connector>
        <draw:g xml:id="id17" draw:id="id17">
          <draw:g>
            <draw:custom-shape draw:style-name="gr9" draw:text-style-name="P12" draw:layer="ConfigLayout" svg:width="0.8cm" svg:height="0.3cm" svg:x="27.3cm" svg:y="24.9cm">
              <text:p text:style-name="P11"><text:span text:style-name="T5">Name</text:span></text:p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ConfigLayout" svg:width="2.5cm" svg:height="0.3cm" svg:x="28.1cm" svg:y="24.898cm">
              <text:p text:style-name="P11"><text:span text:style-name="T5">LaserOutputIntegrateX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9" draw:text-style-name="P12" draw:layer="ConfigLayout" svg:width="0.8cm" svg:height="0.3cm" svg:x="27.3cm" svg:y="25.2cm">
              <text:p text:style-name="P11"><text:span text:style-name="T5">Type</text:span></text:p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ConfigLayout" svg:width="2.5cm" svg:height="0.3cm" svg:x="28.1cm" svg:y="25.198cm">
              <text:p text:style-name="P11"><text:span text:style-name="T5">ProportionalIntegration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1" draw:text-style-name="P12" draw:layer="ConfigLayout" svg:width="3.3cm" svg:height="0.3cm" svg:x="27.3cm" svg:y="25.5cm">
              <text:p text:style-name="P11"><text:span text:style-name="T5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2" draw:text-style-name="P12" draw:layer="ConfigLayout" svg:width="1.1cm" svg:height="0.3cm" svg:x="29.5cm" svg:y="25.8cm">
                <text:p text:style-name="P11"><text:span text:style-name="T5">Double</text:span></text:p>
                <draw:enhanced-geometry svg:viewBox="0 0 21600 21600" draw:type="rectangle" draw:enhanced-path="M 0 0 L 21600 0 21600 21600 0 21600 0 0 Z N"/>
              </draw:custom-shape>
              <draw:custom-shape draw:style-name="gr12" draw:text-style-name="P12" draw:layer="ConfigLayout" svg:width="1.1cm" svg:height="0.3cm" svg:x="27.3cm" svg:y="25.8cm">
                <text:p text:style-name="P11"><text:span text:style-name="T5">Gain</text:span></text:p>
                <draw:enhanced-geometry svg:viewBox="0 0 21600 21600" draw:type="rectangle" draw:enhanced-path="M 0 0 L 21600 0 21600 21600 0 21600 0 0 Z N"/>
              </draw:custom-shape>
              <draw:custom-shape draw:style-name="gr12" draw:text-style-name="P12" draw:layer="ConfigLayout" svg:width="1.1cm" svg:height="0.3cm" svg:x="28.4cm" svg:y="25.8cm">
                <text:p text:style-name="P11"><text:span text:style-name="T5">1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8" draw:text-style-name="P10" draw:layer="ConfigLayout" draw:type="line" svg:x1="34.8cm" svg:y1="23.201cm" svg:x2="33.701cm" svg:y2="23.251cm" draw:start-shape="id16" draw:start-glue-point="3" draw:end-shape="id12" draw:end-glue-point="10" svg:d="M34800 23201l-1099 50" svg:viewBox="0 0 1100 51">
          <text:p/>
        </draw:connector>
        <draw:connector draw:style-name="gr8" draw:text-style-name="P10" draw:layer="ConfigLayout" draw:type="line" svg:x1="30.6cm" svg:y1="25.499cm" svg:x2="31.9cm" svg:y2="23.25cm" draw:start-shape="id17" draw:start-glue-point="1" draw:end-shape="id13" draw:end-glue-point="6" svg:d="M30600 25499l1300-2249" svg:viewBox="0 0 1301 2250">
          <text:p/>
        </draw:connector>
        <draw:g xml:id="id18" draw:id="id18">
          <draw:g>
            <draw:custom-shape draw:style-name="gr9" draw:text-style-name="P12" draw:layer="ConfigLayout" svg:width="0.8cm" svg:height="0.3cm" svg:x="34.9cm" svg:y="26.202cm">
              <text:p text:style-name="P11"><text:span text:style-name="T5">Name</text:span></text:p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ConfigLayout" svg:width="2.5cm" svg:height="0.3cm" svg:x="35.7cm" svg:y="26.2cm">
              <text:p text:style-name="P11"><text:span text:style-name="T5">LaserOutputY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9" draw:text-style-name="P12" draw:layer="ConfigLayout" svg:width="0.8cm" svg:height="0.3cm" svg:x="34.9cm" svg:y="26.502cm">
              <text:p text:style-name="P11"><text:span text:style-name="T5">Type</text:span></text:p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ConfigLayout" svg:width="2.5cm" svg:height="0.3cm" svg:x="35.7cm" svg:y="26.5cm">
              <text:p text:style-name="P11"><text:span text:style-name="T5">QMActuato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1" draw:text-style-name="P12" draw:layer="ConfigLayout" svg:width="3.3cm" svg:height="0.3cm" svg:x="34.9cm" svg:y="26.802cm">
              <text:p text:style-name="P11"><text:span text:style-name="T5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2" draw:text-style-name="P12" draw:layer="ConfigLayout" svg:width="1.1cm" svg:height="0.3cm" svg:x="37.1cm" svg:y="27.402cm">
                <text:p text:style-name="P11"><text:span text:style-name="T5">Boolean</text:span></text:p>
                <draw:enhanced-geometry svg:viewBox="0 0 21600 21600" draw:type="rectangle" draw:enhanced-path="M 0 0 L 21600 0 21600 21600 0 21600 0 0 Z N"/>
              </draw:custom-shape>
              <draw:custom-shape draw:style-name="gr12" draw:text-style-name="P12" draw:layer="ConfigLayout" svg:width="1.1cm" svg:height="0.3cm" svg:x="34.9cm" svg:y="27.402cm">
                <text:p text:style-name="P11"><text:span text:style-name="T5">Publish</text:span></text:p>
                <draw:enhanced-geometry svg:viewBox="0 0 21600 21600" draw:type="rectangle" draw:enhanced-path="M 0 0 L 21600 0 21600 21600 0 21600 0 0 Z N"/>
              </draw:custom-shape>
              <draw:custom-shape draw:style-name="gr12" draw:text-style-name="P12" draw:layer="ConfigLayout" svg:width="1.1cm" svg:height="0.3cm" svg:x="36cm" svg:y="27.402cm">
                <text:p text:style-name="P11"><text:span text:style-name="T5">fals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2" draw:text-style-name="P12" draw:layer="ConfigLayout" svg:width="1.1cm" svg:height="0.3cm" svg:x="37.1cm" svg:y="27.1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2" draw:layer="ConfigLayout" svg:width="1.1cm" svg:height="0.3cm" svg:x="34.9cm" svg:y="27.102cm">
                <text:p text:style-name="P11"><text:span text:style-name="T5">Variable</text:span></text:p>
                <draw:enhanced-geometry svg:viewBox="0 0 21600 21600" draw:type="rectangle" draw:enhanced-path="M 0 0 L 21600 0 21600 21600 0 21600 0 0 Z N"/>
              </draw:custom-shape>
              <draw:custom-shape draw:style-name="gr12" draw:text-style-name="P14" draw:layer="ConfigLayout" svg:width="1.1cm" svg:height="0.3cm" svg:x="36cm" svg:y="27.102cm">
                <text:p text:style-name="P13"><text:span text:style-name="T6">LaserOutputY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 xml:id="id19" draw:id="id19">
          <draw:g>
            <draw:custom-shape draw:style-name="gr9" draw:text-style-name="P12" draw:layer="ConfigLayout" svg:width="0.8cm" svg:height="0.3cm" svg:x="29.2cm" svg:y="27cm">
              <text:p text:style-name="P11"><text:span text:style-name="T5">Name</text:span></text:p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ConfigLayout" svg:width="2.5cm" svg:height="0.3cm" svg:x="30cm" svg:y="26.998cm">
              <text:p text:style-name="P11"><text:span text:style-name="T5">LaserOutputX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9" draw:text-style-name="P12" draw:layer="ConfigLayout" svg:width="0.8cm" svg:height="0.3cm" svg:x="29.2cm" svg:y="27.3cm">
              <text:p text:style-name="P11"><text:span text:style-name="T5">Type</text:span></text:p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ConfigLayout" svg:width="2.5cm" svg:height="0.3cm" svg:x="30cm" svg:y="27.298cm">
              <text:p text:style-name="P11"><text:span text:style-name="T5">QMActuato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1" draw:text-style-name="P12" draw:layer="ConfigLayout" svg:width="3.3cm" svg:height="0.3cm" svg:x="29.2cm" svg:y="27.6cm">
              <text:p text:style-name="P11"><text:span text:style-name="T5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2" draw:text-style-name="P12" draw:layer="ConfigLayout" svg:width="1.1cm" svg:height="0.3cm" svg:x="31.4cm" svg:y="28.2cm">
                <text:p text:style-name="P11"><text:span text:style-name="T5">Boolean</text:span></text:p>
                <draw:enhanced-geometry svg:viewBox="0 0 21600 21600" draw:type="rectangle" draw:enhanced-path="M 0 0 L 21600 0 21600 21600 0 21600 0 0 Z N"/>
              </draw:custom-shape>
              <draw:custom-shape draw:style-name="gr12" draw:text-style-name="P12" draw:layer="ConfigLayout" svg:width="1.1cm" svg:height="0.3cm" svg:x="29.2cm" svg:y="28.2cm">
                <text:p text:style-name="P11"><text:span text:style-name="T5">Publish</text:span></text:p>
                <draw:enhanced-geometry svg:viewBox="0 0 21600 21600" draw:type="rectangle" draw:enhanced-path="M 0 0 L 21600 0 21600 21600 0 21600 0 0 Z N"/>
              </draw:custom-shape>
              <draw:custom-shape draw:style-name="gr12" draw:text-style-name="P12" draw:layer="ConfigLayout" svg:width="1.1cm" svg:height="0.3cm" svg:x="30.3cm" svg:y="28.2cm">
                <text:p text:style-name="P11"><text:span text:style-name="T5">tru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2" draw:text-style-name="P12" draw:layer="ConfigLayout" svg:width="1.1cm" svg:height="0.3cm" svg:x="31.4cm" svg:y="27.9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2" draw:layer="ConfigLayout" svg:width="1.1cm" svg:height="0.3cm" svg:x="29.2cm" svg:y="27.9cm">
                <text:p text:style-name="P11"><text:span text:style-name="T5">Variable</text:span></text:p>
                <draw:enhanced-geometry svg:viewBox="0 0 21600 21600" draw:type="rectangle" draw:enhanced-path="M 0 0 L 21600 0 21600 21600 0 21600 0 0 Z N"/>
              </draw:custom-shape>
              <draw:custom-shape draw:style-name="gr12" draw:text-style-name="P14" draw:layer="ConfigLayout" svg:width="1.1cm" svg:height="0.3cm" svg:x="30.3cm" svg:y="27.9cm">
                <text:p text:style-name="P13"><text:span text:style-name="T6">LaserOutputX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8" draw:text-style-name="P10" draw:layer="ConfigLayout" draw:type="line" svg:x1="36.55cm" svg:y1="26.2cm" svg:x2="33.727cm" svg:y2="24.927cm" draw:start-shape="id18" draw:start-glue-point="0" draw:end-shape="id14" draw:end-glue-point="9" svg:d="M36550 26200l-2823-1273" svg:viewBox="0 0 2824 1274">
          <text:p/>
        </draw:connector>
        <draw:connector draw:style-name="gr8" draw:text-style-name="P10" draw:layer="ConfigLayout" draw:type="line" svg:x1="30.85cm" svg:y1="26.998cm" svg:x2="32.075cm" svg:y2="24.929cm" draw:start-shape="id19" draw:start-glue-point="0" draw:end-shape="id15" draw:end-glue-point="7" svg:d="M30850 26998l1225-2069" svg:viewBox="0 0 1226 2070">
          <text:p/>
        </draw:connector>
        <draw:connector draw:style-name="gr18" draw:text-style-name="P12" draw:layer="ConfigLayout" draw:type="curve" draw:line-skew="-0.114cm" svg:x1="22.45cm" svg:y1="24.9cm" svg:x2="32.198cm" svg:y2="21.698cm" draw:start-shape="id8" draw:start-glue-point="4" draw:end-shape="id7" draw:end-glue-point="4" svg:d="M22450 24900c0-2419 9748-819 9748-3202" svg:viewBox="0 0 9749 3203">
          <text:p text:style-name="P15"><text:span text:style-name="T5">Reset</text:span></text:p>
        </draw:connector>
        <draw:connector draw:style-name="gr18" draw:text-style-name="P12" draw:layer="ConfigLayout" draw:type="curve" draw:line-skew="0.099cm" svg:x1="22.627cm" svg:y1="24.973cm" svg:x2="31.973cm" svg:y2="23.073cm" draw:start-shape="id8" draw:start-glue-point="11" draw:end-shape="id13" draw:end-glue-point="5" svg:d="M22627 24973c7159 0 2487-1900 9346-1900" svg:viewBox="0 0 9347 1901">
          <text:p text:style-name="P15"><text:span text:style-name="T5">Reset</text:span>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otted" draw:display-name="Fine Dotted" draw:style="rect" draw:dots1="1" draw:distance="0.45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ConfigLayout">
        <svg:title>ConfigTitle</svg:title>
        <svg:desc>ConfigDesc</svg:desc>
      </draw:layer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23T16:39:10.252000000</meta:creation-date>
    <meta:generator>LibreOffice/5.1.4.2$Windows_x86 LibreOffice_project/f99d75f39f1c57ebdd7ffc5f42867c12031db97a</meta:generator>
    <dc:date>2017-03-23T15:33:05.773000000</dc:date>
    <meta:editing-duration>PT14H9M5S</meta:editing-duration>
    <meta:editing-cycles>73</meta:editing-cycles>
    <meta:document-statistic meta:object-count="188"/>
  </office:meta>
</office:document-meta>
</file>